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9f7" officeooo:paragraph-rsid="001619f7"/>
    </style:style>
    <style:style style:name="P2" style:family="paragraph" style:parent-style-name="Standard">
      <style:text-properties officeooo:rsid="0016ab18" officeooo:paragraph-rsid="0016cb8c"/>
    </style:style>
    <style:style style:name="P3" style:family="paragraph" style:parent-style-name="Standard">
      <style:text-properties officeooo:rsid="0016cb8c" officeooo:paragraph-rsid="0016cb8c"/>
    </style:style>
    <style:style style:name="T1" style:family="text">
      <style:text-properties officeooo:rsid="0016c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.pivot_table(values=’(KW’),index=’year’,columns=’MAKE’,aggfunc=np.mean)</text:p>
      <text:p text:style-name="P1"/>
      <text:p text:style-name="P1">df.pivot_table(values={'price','rating'},index='Manufacturer',columns='Bike Type',aggfunc=np.mean)</text:p>
      <text:p text:style-name="P2">1. <text:span text:style-name="T1">def answer_one():</text:span></text:p>
      <text:p text:style-name="P3"><text:s text:c="4"/></text:p>
      <text:p text:style-name="P3"><text:s text:c="4"/>return df['Gold'].idxmax()</text:p>
      <text:p text:style-name="P3">2. def answer_two():</text:p>
      <text:p text:style-name="P3"><text:s text:c="4"/>df['Difference']=abs(df['Gold']-df['Gold.1'])</text:p>
      <text:p text:style-name="P3"><text:s text:c="4"/>return df['Difference'].idxmax()</text:p>
      <text:p text:style-name="P3">print(answer_two())</text:p>
      <text:p text:style-name="P3">3.</text:p>
      <text:p text:style-name="P3">def answer_three():</text:p>
      <text:p text:style-name="P3"><text:s text:c="4"/>df['Difference1']=abs((df['Gold']-df['Gold.1'])/df['Gold.2'])</text:p>
      <text:p text:style-name="P3"><text:s text:c="4"/></text:p>
      <text:p text:style-name="P3"><text:s text:c="4"/>return df['Difference1'].idxmax()</text:p>
      <text:p text:style-name="P3">print(answer_three())</text:p>
      <text:p text:style-name="P3"/>
      <text:p text:style-name="P3">4. NOOOO</text:p>
      <text:p text:style-name="P3">def answer_four():</text:p>
      <text:p text:style-name="P3"><text:s text:c="4"/>df['Points']=(3*df['Gold.2'])+(2*df['Silver.2'])+(1*df['Bronze.2'])</text:p>
      <text:p text:style-name="P3"><text:s text:c="4"/>return df['Points']</text:p>
      <text:p text:style-name="P3">print(df['Points'])</text:p>
      <text:p text:style-name="P3">5.</text:p>
      <text:p text:style-name="P3">def answer_five():</text:p>
      <text:p text:style-name="P3"><text:s text:c="4"/></text:p>
      <text:p text:style-name="P3"><text:s text:c="4"/>return census_df.groupby(['STNAME']).agg({'COUNTY':'count'}).idxmax()</text:p>
      <text:p text:style-name="P3">print (answer_five())</text:p>
      <text:p text:style-name="P3">6.</text:p>
      <text:p text:style-name="P3"/>
      <text:p text:style-name="P3">def answer_six():</text:p>
      <text:p text:style-name="P3"><text:s text:c="4"/>d1=census_df.groupby(['STNAME']).agg({'COUNTY':'count'}).nLargest(3)</text:p>
      <text:p text:style-name="P3"><text:s text:c="4"/>return d1</text:p>
      <text:p text:style-name="P3">print (answer_six())</text:p>
      <text:p text:style-name="P3">7.</text:p>
      <text:p text:style-name="P3">def answer_seven():</text:p>
      <text:p text:style-name="P3"><text:s text:c="4"/>census_df['difference']=census_df.max</text:p>
      <text:p text:style-name="P3"><text:s text:c="4"/>return "YOUR ANSWER HERE"</text:p>
      <text:p text:style-name="P3">8.</text:p>
      <text:p text:style-name="P3">def answer_eight():</text:p>
      <text:p text:style-name="P3"><text:s text:c="3"/>d1 = census_df.ix[[(census_df['REGION']=='1' | census_df['REGION']=='2' &amp; census_df['CTYNAME']=='^WASHINGTON'&amp; (census_df['POPESTIMATE2015']&gt;Census_df['POPESTIMATE2014']))]</text:p>
      <text:p text:style-name="P3"><text:s text:c="4"/>return d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0:38:30.115727763</meta:creation-date>
    <dc:date>2017-09-24T02:30:54.855216242</dc:date>
    <meta:editing-duration>PT1H42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66" meta:character-count="1178" meta:non-whitespace-character-count="1080"/>
  </office:meta>
</office:document-meta>
</file>